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1.3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4.092cm" svg:height="2.31cm" svg:x="2.848cm" svg:y="5.884cm">
          <text:p text:style-name="P1">Chars to </text:p>
          <text:p text:style-name="P1">Chun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594cm" svg:y1="7.006cm" svg:x2="2.782cm" svg:y2="7.006cm">
          <text:p/>
        </draw:line>
        <draw:custom-shape draw:style-name="gr1" draw:text-style-name="P1" draw:layer="layout" svg:width="2.772cm" svg:height="2.706cm" svg:x="6.61cm" svg:y="5.686cm">
          <text:p text:style-name="P1">Chunk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4.224cm" svg:height="3.3cm" svg:x="9.382cm" svg:y="5.29cm">
          <text:p text:style-name="P1">PreProces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2.706cm" svg:x="13.606cm" svg:y="5.62cm">
          <text:p text:style-name="P1">Chunk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168cm" svg:height="1.65cm" svg:x="16.906cm" svg:y="6.148cm">
          <text:p text:style-name="P1">combi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0.074cm" svg:y1="7.006cm" svg:x2="21.592cm" svg:y2="6.94cm">
          <text:p text:style-name="P1">Tone</text:p>
        </draw:line>
        <draw:custom-shape draw:style-name="gr3" draw:text-style-name="P1" draw:layer="layout" svg:width="4.224cm" svg:height="3.3cm" svg:x="21.724cm" svg:y="5.224cm">
          <text:p text:style-name="P1">PostProces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948cm" svg:y1="6.94cm" svg:x2="28.39cm" svg:y2="7.006cm">
          <text:p text:style-name="P1">Output</text:p>
        </draw:line>
        <draw:custom-shape draw:style-name="gr5" draw:text-style-name="P1" draw:layer="layout" svg:width="0.594cm" svg:height="0.528cm" svg:x="9.448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9.448cm" svg:y="6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9.484cm" svg:y="7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9.514cm" svg:y="7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0.24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0.24cm" svg:y="6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0.276cm" svg:y="7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0.306cm" svg:y="7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1.032cm" svg:y="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1.032cm" svg:y="6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1.068cm" svg:y="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1.098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1.758cm" svg:y="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1.758cm" svg:y="6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1.794cm" svg:y="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1.824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2.616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2.616cm" svg:y="6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2.652cm" svg:y="7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2.682cm" svg:y="7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1.122cm" svg:x="21.922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1.122cm" svg:x="22.846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1.122cm" svg:x="25.222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1.122cm" svg:x="24.496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1.122cm" svg:x="23.704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092cm" svg:height="2.31cm" svg:x="21.13cm" svg:y="13.54cm">
          <text:p text:style-name="P1">Chunks to</text:p>
          <text:p text:style-name="P1">Cha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396cm" svg:y1="14.728cm" svg:x2="2.584cm" svg:y2="14.728cm">
          <text:p/>
        </draw:line>
        <draw:custom-shape draw:style-name="gr1" draw:text-style-name="P1" draw:layer="layout" svg:width="2.772cm" svg:height="2.706cm" svg:x="10.768cm" svg:y="13.474cm">
          <text:p text:style-name="P1">Chunk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4.224cm" svg:height="3.3cm" svg:x="13.54cm" svg:y="13.144cm">
          <text:p text:style-name="P1">PreProces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2.706cm" svg:x="17.764cm" svg:y="13.408cm">
          <text:p text:style-name="P1">Chunk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168cm" svg:height="1.65cm" svg:x="8.128cm" svg:y="13.936cm">
          <text:p text:style-name="P1">spl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4.224cm" svg:height="3.3cm" svg:x="2.716cm" svg:y="13.078cm">
          <text:p text:style-name="P1">PreProces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75cm" svg:y1="14.662cm" svg:x2="28.192cm" svg:y2="14.728cm">
          <text:p text:style-name="P1">Output</text:p>
        </draw:line>
        <draw:custom-shape draw:style-name="gr5" draw:text-style-name="P1" draw:layer="layout" svg:width="0.594cm" svg:height="0.528cm" svg:x="13.606cm" svg:y="1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3.606cm" svg:y="1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3.642cm" svg:y="15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3.672cm" svg:y="15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4.398cm" svg:y="1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4.398cm" svg:y="1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4.434cm" svg:y="15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4.464cm" svg:y="15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5.19cm" svg:y="13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5.19cm" svg:y="13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5.226cm" svg:y="14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5.256cm" svg:y="15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5.916cm" svg:y="13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5.916cm" svg:y="13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5.952cm" svg:y="14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5.982cm" svg:y="15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6.774cm" svg:y="1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6.774cm" svg:y="1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6.81cm" svg:y="15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0.528cm" svg:x="16.84cm" svg:y="15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1.122cm" svg:x="2.914cm" svg:y="1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1.122cm" svg:x="3.838cm" svg:y="1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1.122cm" svg:x="6.214cm" svg:y="1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1.122cm" svg:x="5.488cm" svg:y="1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4cm" svg:height="1.122cm" svg:x="4.696cm" svg:y="1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2.86cm" svg:height="0.962cm" svg:x="2.188cm" svg:y="1.594cm">
          <draw:text-box>
            <text:p>Encoder</text:p>
          </draw:text-box>
        </draw:frame>
        <draw:frame draw:style-name="gr7" draw:layer="layout" svg:width="4.026cm" svg:height="1.57cm" svg:x="2.32cm" svg:y="10.702cm">
          <draw:text-box>
            <text:p>Decoder</text:p>
          </draw:text-box>
        </draw:frame>
        <draw:line draw:style-name="gr2" draw:text-style-name="P1" draw:layer="layout" svg:x1="7.006cm" svg:y1="14.728cm" svg:x2="8.194cm" svg:y2="14.728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ny Ayers</meta:initial-creator>
    <meta:creation-date>2011-12-09T21:09:43</meta:creation-date>
    <dc:date>2011-12-09T21:24:10</dc:date>
    <dc:creator>Danny Ayers</dc:creator>
    <meta:editing-duration>PT3M55S</meta:editing-duration>
    <meta:editing-cycles>1</meta:editing-cycles>
    <meta:document-statistic meta:object-count="70"/>
    <meta:generator>LibreOffice/3.4$Linux LibreOffice_project/340m1$Build-402</meta:generator>
  </office:meta>
</office:document-meta>
</file>